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1cm" svg:stroke-color="#000000" draw:marker-start-width="0.277cm" draw:marker-end-width="0.277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2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102cm" svg:stroke-color="#ff0000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2" draw:layer="layout" svg:width="4.064cm" svg:height="0.762cm" svg:x="4.064cm" svg:y="1.514cm">
          <text:p text:style-name="P1"><text:span text:style-name="T2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4.064cm" svg:height="0.762cm" svg:x="7.112cm" svg:y="1.514cm">
          <text:p text:style-name="P1"><text:span text:style-name="T2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2.286cm" svg:x="1.57cm" svg:y="10.922cm">
          <text:p text:style-name="P1"><text:span text:style-name="T2">loop_Diagnostics</text:span></text:p>
          <text:p text:style-name="P1"><text:span text:style-name="T3">diagset/*.root</text:span></text:p>
          <text:p text:style-name="P1"><text:span text:style-name="T2">hadd_Diagnostics</text:span></text:p>
          <text:p text:style-name="P1"><text:span text:style-name="T3">diagset/all*.roo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34cm" svg:height="0.762cm" svg:x="1.016cm" svg:y="14.199cm">
          <text:p text:style-name="P1"><text:span text:style-name="T2">diagset/all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1.408cm" svg:y="15.932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2.424cm" svg:y="18.164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3" draw:text-style-name="P1" draw:layer="layout" svg:x1="3.302cm" svg:y1="13.183cm" svg:x2="3.302cm" svg:y2="14.199cm">
          <text:p/>
        </draw:line>
        <draw:line draw:style-name="gr11" draw:text-style-name="P1" draw:layer="layout" svg:x1="3.232cm" svg:y1="14.916cm" svg:x2="3.232cm" svg:y2="15.932cm">
          <text:p/>
        </draw:line>
        <draw:line draw:style-name="gr3" draw:text-style-name="P1" draw:layer="layout" svg:x1="1.662cm" svg:y1="19.688cm" svg:x2="2.932cm" svg:y2="19.688cm">
          <text:p/>
        </draw:line>
        <draw:line draw:style-name="gr5" draw:text-style-name="P1" draw:layer="layout" svg:x1="1.662cm" svg:y1="16.694cm" svg:x2="1.662cm" svg:y2="19.688cm">
          <text:p/>
        </draw:line>
        <draw:custom-shape draw:style-name="gr10" draw:text-style-name="P2" draw:layer="layout" svg:width="5.588cm" svg:height="0.762cm" svg:x="2.425cm" svg:y="17.265cm">
          <text:p text:style-name="P1"><text:span text:style-name="T2">diag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6.348cm" svg:height="0.762cm" svg:x="2.426cm" svg:y="19.166cm">
          <text:p text:style-name="P1"><text:span text:style-name="T2">diag_htmlfiles.tar.gz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49cm" svg:y1="18.588cm" svg:x2="2.919cm" svg:y2="18.588cm">
          <text:p/>
        </draw:line>
        <draw:line draw:style-name="gr3" draw:text-style-name="P1" draw:layer="layout" svg:x1="1.649cm" svg:y1="17.688cm" svg:x2="2.919cm" svg:y2="17.688cm">
          <text:p/>
        </draw:line>
        <draw:custom-shape draw:style-name="gr1" draw:text-style-name="P2" draw:layer="layout" svg:width="3.048cm" svg:height="0.762cm" svg:x="7.704cm" svg:y="12.446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16cm" svg:height="0.762cm" svg:x="7.0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08cm" svg:height="0.762cm" svg:x="8.828cm" svg:y="10.776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" draw:text-style-name="P1" draw:layer="layout" svg:x1="8.566cm" svg:y1="10.468cm" svg:x2="8.566cm" svg:y2="12.446cm">
          <text:p/>
        </draw:line>
        <draw:line draw:style-name="gr3" draw:text-style-name="P1" draw:layer="layout" svg:x1="8.553cm" svg:y1="11.114cm" svg:x2="9.492cm" svg:y2="11.114cm">
          <text:p/>
        </draw:line>
        <draw:custom-shape draw:style-name="gr13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3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246cm" svg:y1="6.504cm" svg:x2="12.246cm" svg:y2="4.934cm">
          <text:p/>
        </draw:line>
        <draw:line draw:style-name="gr5" draw:text-style-name="P1" draw:layer="layout" svg:x1="12.446cm" svg:y1="3.094cm" svg:x2="12.446cm" svg:y2="3.937cm">
          <text:p/>
        </draw:line>
        <draw:line draw:style-name="gr3" draw:text-style-name="P1" draw:layer="layout" svg:x1="12.446cm" svg:y1="3.094cm" svg:x2="15.748cm" svg:y2="3.094cm">
          <text:p/>
        </draw:line>
        <draw:custom-shape draw:style-name="gr14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7.526cm" svg:y1="3.502cm" svg:x2="17.526cm" svg:y2="4.318cm">
          <text:p/>
        </draw:line>
        <draw:custom-shape draw:style-name="gr14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5" draw:text-style-name="P2" draw:layer="layout" svg:width="6.171cm" svg:height="1.524cm" svg:x="21.261cm" svg:y="4.318cm">
          <text:p text:style-name="P1"><text:span text:style-name="T3">Manually look for</text:span></text:p>
          <text:p text:style-name="P1"><text:span text:style-name="T3">hot towers and append</text:span></text:p>
          <text:p text:style-name="P1"><text:span text:style-name="T3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6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17" draw:text-style-name="P1" draw:layer="layout" svg:x1="22.352cm" svg:y1="7.166cm" svg:x2="14.986cm" svg:y2="7.166cm">
          <text:p/>
        </draw:line>
        <draw:line draw:style-name="gr18" draw:text-style-name="P1" draw:layer="layout" svg:x1="25.146cm" svg:y1="20.574cm" svg:x2="25.338cm" svg:y2="7.679cm">
          <text:p/>
        </draw:line>
        <draw:line draw:style-name="gr18" draw:text-style-name="P1" draw:layer="layout" svg:x1="0.762cm" svg:y1="20.574cm" svg:x2="25.146cm" svg:y2="20.574cm">
          <text:p/>
        </draw:line>
        <draw:line draw:style-name="gr18" draw:text-style-name="P1" draw:layer="layout" svg:x1="0.762cm" svg:y1="11.276cm" svg:x2="0.762cm" svg:y2="20.574cm">
          <text:p/>
        </draw:line>
        <draw:line draw:style-name="gr17" draw:text-style-name="P1" draw:layer="layout" svg:x1="0.762cm" svg:y1="11.276cm" svg:x2="1.57cm" svg:y2="11.276cm">
          <text:p/>
        </draw:line>
        <draw:line draw:style-name="gr3" draw:text-style-name="P1" draw:layer="layout" svg:x1="17.526cm" svg:y1="5.315cm" svg:x2="21.336cm" svg:y2="9.161cm">
          <text:p/>
        </draw:line>
        <draw:frame draw:style-name="gr19" draw:text-style-name="P3" draw:layer="layout" svg:width="4.02cm" svg:height="0.806cm" svg:x="0.062cm" svg:y="1.47cm">
          <draw:text-box>
            <text:p><text:span text:style-name="T4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8.984cm" svg:y1="8.89cm" svg:x2="8.984cm" svg:y2="9.652cm">
          <text:p/>
        </draw:line>
        <draw:custom-shape draw:style-name="gr20" draw:text-style-name="P5" draw:layer="layout" svg:width="7.09cm" svg:height="5.317cm" svg:x="17.792cm" svg:y="9.161cm">
          <text:p text:style-name="P4"><text:span text:style-name="T2">asym_call_jets</text:span></text:p>
          <text:list text:style-name="L1">
            <text:list-item>
              <text:p text:style-name="P4"><text:span text:style-name="T3">calls </text:span><text:span text:style-name="T2">Asym3.C</text:span><text:span text:style-name="T3"> for three classes</text:span></text:p>
              <text:p text:style-name="P4"><text:span text:style-name="T3">of <text:s/>events (sph, pi0, thr)</text:span></text:p>
            </text:list-item>
            <text:list-item>
              <text:p text:style-name="P4"><text:span text:style-name="T3">then calls </text:span><text:span text:style-name="T2">DrawAsymmetries.C</text:span></text:p>
              <text:p text:style-name="P4"><text:span text:style-name="T3">which draws plots for asyms vs.</text:span></text:p>
            </text:list-item>
            <text:list-item>
              <text:p text:style-name="P4"><text:span text:style-name="T3">phi and vs. kinematic variables</text:span></text:p>
              <text:p text:style-name="P4"><text:span text:style-name="T3"/></text:p>
            </text:list-item>
          </text:list>
          <text:p text:style-name="P4"><text:span text:style-name="T2">asym_call_[anything else]</text:span></text:p>
          <text:list text:continue-numbering="true" text:style-name="L1">
            <text:list-item>
              <text:p text:style-name="P4"><text:span text:style-name="T3">diagnostic / consisincy check</text:span></text:p>
              <text:p text:style-name="P4"><text:span text:style-name="T3">scripts, which draw asymmetry</text:span></text:p>
              <text:p text:style-name="P4"><text:span text:style-name="T3">plots for specific runs, fills, 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516cm" svg:height="2.794cm" svg:x="17.262cm" svg:y="9.16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7.018cm" svg:y1="10.568cm" svg:x2="17.262cm" svg:y2="10.568cm">
          <text:p/>
        </draw:line>
        <draw:line draw:style-name="gr3" draw:text-style-name="P1" draw:layer="layout" svg:x1="17.272cm" svg:y1="14.732cm" svg:x2="18.288cm" svg:y2="16.002cm">
          <text:p/>
        </draw:line>
        <draw:custom-shape draw:style-name="gr22" draw:text-style-name="P2" draw:layer="layout" svg:width="5.588cm" svg:height="2.332cm" svg:x="11.43cm" svg:y="17.734cm">
          <text:p text:style-name="P1"><text:span text:style-name="T2">$outputdir/*.png</text:span></text:p>
          <text:p text:style-name="P1"><text:span text:style-name="T3">best viewed with</text:span></text:p>
          <text:p text:style-name="P1"><text:span text:style-name="T2">asym_plots/</text:span></text:p>
          <text:p text:style-name="P1"><text:span text:style-name="T2">asym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8.636cm" svg:height="0.762cm" svg:x="16.256cm" svg:y="19.304cm">
          <text:p text:style-name="P1"><text:span text:style-name="T2">$outputdir/asymcanv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6.972cm" svg:height="2.286cm" svg:x="17.412cm" svg:y="14.986cm">
          <text:p text:style-name="P1"><text:span text:style-name="T3">asymmetry plots</text:span></text:p>
          <text:p text:style-name="P1"><text:span text:style-name="T2">spin*.root</text:span></text:p>
          <text:p text:style-name="P1"><text:span text:style-name="T3">(asym_call_jets</text:span></text:p>
          <text:p text:style-name="P1"><text:span text:style-name="T3">moves it to $outputdir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812cm" svg:y1="18.034cm" svg:x2="16.51cm" svg:y2="18.542cm">
          <text:p/>
        </draw:line>
        <draw:line draw:style-name="gr3" draw:text-style-name="P1" draw:layer="layout" svg:x1="19.558cm" svg:y1="17.272cm" svg:x2="20.32cm" svg:y2="19.304cm">
          <text:p/>
        </draw:line>
        <draw:custom-shape draw:style-name="gr24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6" draw:layer="layout" svg:width="2.674cm" svg:height="0.692cm" svg:x="19.466cm" svg:y="2.486cm">
          <draw:text-box>
            <text:p><text:span text:style-name="T5">printPDFs=1</text:span></text:p>
          </draw:text-box>
        </draw:frame>
        <draw:line draw:style-name="gr17" draw:text-style-name="P1" draw:layer="layout" svg:x1="6.604cm" svg:y1="10.16cm" svg:x2="5.334cm" svg:y2="10.922cm">
          <text:p/>
        </draw:line>
        <draw:line draw:style-name="gr18" draw:text-style-name="P1" draw:layer="layout" svg:x1="7.366cm" svg:y1="10.16cm" svg:x2="6.604cm" svg:y2="10.16cm">
          <text:p/>
        </draw:line>
        <draw:line draw:style-name="gr5" draw:text-style-name="P1" draw:layer="layout" svg:x1="17.018cm" svg:y1="10.568cm" svg:x2="17.272cm" svg:y2="14.732cm">
          <text:p/>
        </draw:line>
        <draw:line draw:style-name="gr25" draw:text-style-name="P1" draw:layer="layout" svg:x1="7.704cm" svg:y1="13.208cm" svg:x2="5.842cm" svg:y2="14.199cm">
          <text:p/>
        </draw:line>
        <presentation:notes draw:style-name="dp2">
          <draw:page-thumbnail draw:style-name="gr2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8.636cm" svg:height="1.27cm" svg:x="0.971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16.764cm" svg:height="0.962cm" svg:x="1.524cm" svg:y="0.508cm">
          <draw:text-box>
            <text:p>Some Diagnostics...</text:p>
          </draw:text-box>
        </draw:frame>
        <draw:custom-shape draw:style-name="gr27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28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presentation:notes draw:style-name="dp2">
          <draw:page-thumbnail draw:style-name="gr2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5-05-21T22:47:26.949026921</dc:date>
    <meta:editing-duration>P4DT10H52M23S</meta:editing-duration>
    <meta:editing-cycles>34</meta:editing-cycles>
    <meta:generator>LibreOffice/4.2.8.2$Linux_X86_64 LibreOffice_project/420m0$Build-2</meta:generator>
    <meta:document-statistic meta:object-count="115"/>
  </office:meta>
</office:document-meta>
</file>